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MergeSort-Recursive</text:p>
          </table:table-cell>
          <table:table-cell office:value-type="string">
            <text:p>SimpleSort</text:p>
          </table:table-cell>
          <table:table-cell office:value-type="string">
            <text:p>MergeSort-Iterative</text:p>
          </table:table-cell>
          <table:table-cell>
            <draw:frame table:end-cell-address="Sheet1.O49" table:end-x="0.4626in" table:end-y="0.0028in" draw:z-index="0" draw:style-name="gr1" svg:width="9.3134in" svg:height="8.0075in" svg:x="0.0398in" svg:y="0.0394in">
              <draw:object draw:notify-on-update-of-ranges="Sheet1.A1:Sheet1.A1 Sheet1.A2:Sheet1.A51 Sheet1.B1:Sheet1.B1 Sheet1.B2:Sheet1.B51 Sheet1.A1:Sheet1.A1 Sheet1.A2:Sheet1.A51 Sheet1.D1:Sheet1.D1 Sheet1.D2:Sheet1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34">
            <text:p>0</text:p>
          </table:table-cell>
          <table:table-cell office:value-type="float" office:value="0.0036">
            <text:p>0</text:p>
          </table:table-cell>
          <table:table-cell office:value-type="float" office:value="0.000263">
            <text:p>0</text:p>
          </table:table-cell>
          <table:table-cell table:number-columns-repeated="11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00068">
            <text:p>0</text:p>
          </table:table-cell>
          <table:table-cell office:value-type="float" office:value="0.014729">
            <text:p>0.01</text:p>
          </table:table-cell>
          <table:table-cell office:value-type="float" office:value="0.000537">
            <text:p>0</text:p>
          </table:table-cell>
          <table:table-cell table:number-columns-repeated="11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01087">
            <text:p>0</text:p>
          </table:table-cell>
          <table:table-cell office:value-type="float" office:value="0.020832">
            <text:p>0.02</text:p>
          </table:table-cell>
          <table:table-cell office:value-type="float" office:value="0.000461">
            <text:p>0</text:p>
          </table:table-cell>
          <table:table-cell table:number-columns-repeated="11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00784">
            <text:p>0</text:p>
          </table:table-cell>
          <table:table-cell office:value-type="float" office:value="0.034857">
            <text:p>0.03</text:p>
          </table:table-cell>
          <table:table-cell office:value-type="float" office:value="0.000639">
            <text:p>0</text:p>
          </table:table-cell>
          <table:table-cell table:number-columns-repeated="11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.001013">
            <text:p>0</text:p>
          </table:table-cell>
          <table:table-cell office:value-type="float" office:value="0.056562">
            <text:p>0.06</text:p>
          </table:table-cell>
          <table:table-cell office:value-type="float" office:value="0.000793">
            <text:p>0</text:p>
          </table:table-cell>
          <table:table-cell table:number-columns-repeated="11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00123">
            <text:p>0</text:p>
          </table:table-cell>
          <table:table-cell office:value-type="float" office:value="0.083112">
            <text:p>0.08</text:p>
          </table:table-cell>
          <table:table-cell office:value-type="float" office:value="0.000982">
            <text:p>0</text:p>
          </table:table-cell>
          <table:table-cell table:number-columns-repeated="10"/>
          <table:table-cell>
            <draw:frame table:end-cell-address="Sheet1.Y49" table:end-x="0.5827in" table:end-y="0.0028in" draw:z-index="1" draw:style-name="gr1" svg:width="8.9343in" svg:height="7.0106in" svg:x="0.5386in" svg:y="0.0244in">
              <draw:object draw:notify-on-update-of-ranges="Sheet1.A1:Sheet1.A1 Sheet1.A2:Sheet1.A51 Sheet1.B1:Sheet1.B1 Sheet1.B2:Sheet1.B51 Sheet1.A1:Sheet1.A1 Sheet1.A2:Sheet1.A51 Sheet1.C1:Sheet1.C1 Sheet1.C2:Sheet1.C51 Sheet1.A1:Sheet1.A1 Sheet1.A2:Sheet1.A51 Sheet1.D1:Sheet1.D1 Sheet1.D2:Sheet1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0.00145">
            <text:p>0</text:p>
          </table:table-cell>
          <table:table-cell office:value-type="float" office:value="0.116853">
            <text:p>0.12</text:p>
          </table:table-cell>
          <table:table-cell office:value-type="float" office:value="0.001284">
            <text:p>0</text:p>
          </table:table-cell>
          <table:table-cell table:number-columns-repeated="11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0.001651">
            <text:p>0</text:p>
          </table:table-cell>
          <table:table-cell office:value-type="float" office:value="0.157703">
            <text:p>0.16</text:p>
          </table:table-cell>
          <table:table-cell office:value-type="float" office:value="0.001342">
            <text:p>0</text:p>
          </table:table-cell>
          <table:table-cell table:number-columns-repeated="11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0.001886">
            <text:p>0</text:p>
          </table:table-cell>
          <table:table-cell office:value-type="float" office:value="0.201832">
            <text:p>0.2</text:p>
          </table:table-cell>
          <table:table-cell office:value-type="float" office:value="0.001533">
            <text:p>0</text:p>
          </table:table-cell>
          <table:table-cell table:number-columns-repeated="11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2099">
            <text:p>0</text:p>
          </table:table-cell>
          <table:table-cell office:value-type="float" office:value="0.255479">
            <text:p>0.26</text:p>
          </table:table-cell>
          <table:table-cell office:value-type="float" office:value="0.001712">
            <text:p>0</text:p>
          </table:table-cell>
          <table:table-cell table:number-columns-repeated="11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0.002352">
            <text:p>0</text:p>
          </table:table-cell>
          <table:table-cell office:value-type="float" office:value="0.313837">
            <text:p>0.31</text:p>
          </table:table-cell>
          <table:table-cell office:value-type="float" office:value="0.001999">
            <text:p>0</text:p>
          </table:table-cell>
          <table:table-cell table:number-columns-repeated="11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0026">
            <text:p>0</text:p>
          </table:table-cell>
          <table:table-cell office:value-type="float" office:value="0.378683">
            <text:p>0.38</text:p>
          </table:table-cell>
          <table:table-cell office:value-type="float" office:value="0.002104">
            <text:p>0</text:p>
          </table:table-cell>
          <table:table-cell table:number-columns-repeated="11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0.00282">
            <text:p>0</text:p>
          </table:table-cell>
          <table:table-cell office:value-type="float" office:value="0.449548">
            <text:p>0.45</text:p>
          </table:table-cell>
          <table:table-cell office:value-type="float" office:value="0.002629">
            <text:p>0</text:p>
          </table:table-cell>
          <table:table-cell table:number-columns-repeated="11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0.00307">
            <text:p>0</text:p>
          </table:table-cell>
          <table:table-cell office:value-type="float" office:value="0.529648">
            <text:p>0.53</text:p>
          </table:table-cell>
          <table:table-cell office:value-type="float" office:value="0.002715">
            <text:p>0</text:p>
          </table:table-cell>
          <table:table-cell table:number-columns-repeated="11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0.003286">
            <text:p>0</text:p>
          </table:table-cell>
          <table:table-cell office:value-type="float" office:value="0.609854">
            <text:p>0.61</text:p>
          </table:table-cell>
          <table:table-cell office:value-type="float" office:value="0.002782">
            <text:p>0</text:p>
          </table:table-cell>
          <table:table-cell table:number-columns-repeated="11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0.003493">
            <text:p>0</text:p>
          </table:table-cell>
          <table:table-cell office:value-type="float" office:value="0.703455">
            <text:p>0.7</text:p>
          </table:table-cell>
          <table:table-cell office:value-type="float" office:value="0.002874">
            <text:p>0</text:p>
          </table:table-cell>
          <table:table-cell table:number-columns-repeated="11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0.003712">
            <text:p>0</text:p>
          </table:table-cell>
          <table:table-cell office:value-type="float" office:value="0.799577">
            <text:p>0.8</text:p>
          </table:table-cell>
          <table:table-cell office:value-type="float" office:value="0.003087">
            <text:p>0</text:p>
          </table:table-cell>
          <table:table-cell table:number-columns-repeated="11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0.003965">
            <text:p>0</text:p>
          </table:table-cell>
          <table:table-cell office:value-type="float" office:value="0.899216">
            <text:p>0.9</text:p>
          </table:table-cell>
          <table:table-cell office:value-type="float" office:value="0.003264">
            <text:p>0</text:p>
          </table:table-cell>
          <table:table-cell table:number-columns-repeated="11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0.004224">
            <text:p>0</text:p>
          </table:table-cell>
          <table:table-cell office:value-type="float" office:value="1.01426">
            <text:p>1.01</text:p>
          </table:table-cell>
          <table:table-cell office:value-type="float" office:value="0.00355">
            <text:p>0</text:p>
          </table:table-cell>
          <table:table-cell table:number-columns-repeated="11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0.004449">
            <text:p>0</text:p>
          </table:table-cell>
          <table:table-cell office:value-type="float" office:value="1.12706">
            <text:p>1.13</text:p>
          </table:table-cell>
          <table:table-cell office:value-type="float" office:value="0.003656">
            <text:p>0</text:p>
          </table:table-cell>
          <table:table-cell table:number-columns-repeated="11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0.004712">
            <text:p>0</text:p>
          </table:table-cell>
          <table:table-cell office:value-type="float" office:value="1.25347">
            <text:p>1.25</text:p>
          </table:table-cell>
          <table:table-cell office:value-type="float" office:value="0.004197">
            <text:p>0</text:p>
          </table:table-cell>
          <table:table-cell table:number-columns-repeated="11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0.004972">
            <text:p>0</text:p>
          </table:table-cell>
          <table:table-cell office:value-type="float" office:value="1.37597">
            <text:p>1.38</text:p>
          </table:table-cell>
          <table:table-cell office:value-type="float" office:value="0.004296">
            <text:p>0</text:p>
          </table:table-cell>
          <table:table-cell table:number-columns-repeated="11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0.005236">
            <text:p>0.01</text:p>
          </table:table-cell>
          <table:table-cell office:value-type="float" office:value="1.51092">
            <text:p>1.51</text:p>
          </table:table-cell>
          <table:table-cell office:value-type="float" office:value="0.004399">
            <text:p>0</text:p>
          </table:table-cell>
          <table:table-cell table:number-columns-repeated="11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0.00549">
            <text:p>0.01</text:p>
          </table:table-cell>
          <table:table-cell office:value-type="float" office:value="1.66145">
            <text:p>1.66</text:p>
          </table:table-cell>
          <table:table-cell office:value-type="float" office:value="0.004471">
            <text:p>0</text:p>
          </table:table-cell>
          <table:table-cell table:number-columns-repeated="11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0.005713">
            <text:p>0.01</text:p>
          </table:table-cell>
          <table:table-cell office:value-type="float" office:value="1.80174">
            <text:p>1.8</text:p>
          </table:table-cell>
          <table:table-cell office:value-type="float" office:value="0.005525">
            <text:p>0.01</text:p>
          </table:table-cell>
          <table:table-cell table:number-columns-repeated="11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0.005987">
            <text:p>0.01</text:p>
          </table:table-cell>
          <table:table-cell office:value-type="float" office:value="1.95335">
            <text:p>1.95</text:p>
          </table:table-cell>
          <table:table-cell office:value-type="float" office:value="0.005602">
            <text:p>0.01</text:p>
          </table:table-cell>
          <table:table-cell table:number-columns-repeated="11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0.006201">
            <text:p>0.01</text:p>
          </table:table-cell>
          <table:table-cell office:value-type="float" office:value="2.11439">
            <text:p>2.11</text:p>
          </table:table-cell>
          <table:table-cell office:value-type="float" office:value="0.005683">
            <text:p>0.01</text:p>
          </table:table-cell>
          <table:table-cell table:number-columns-repeated="11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0.006459">
            <text:p>0.01</text:p>
          </table:table-cell>
          <table:table-cell office:value-type="float" office:value="2.27869">
            <text:p>2.28</text:p>
          </table:table-cell>
          <table:table-cell office:value-type="float" office:value="0.005801">
            <text:p>0.01</text:p>
          </table:table-cell>
          <table:table-cell table:number-columns-repeated="11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0.006717">
            <text:p>0.01</text:p>
          </table:table-cell>
          <table:table-cell office:value-type="float" office:value="2.45302">
            <text:p>2.45</text:p>
          </table:table-cell>
          <table:table-cell office:value-type="float" office:value="0.005998">
            <text:p>0.01</text:p>
          </table:table-cell>
          <table:table-cell table:number-columns-repeated="11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0.006912">
            <text:p>0.01</text:p>
          </table:table-cell>
          <table:table-cell office:value-type="float" office:value="2.62175">
            <text:p>2.62</text:p>
          </table:table-cell>
          <table:table-cell office:value-type="float" office:value="0.005965">
            <text:p>0.01</text:p>
          </table:table-cell>
          <table:table-cell table:number-columns-repeated="11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0.007142">
            <text:p>0.01</text:p>
          </table:table-cell>
          <table:table-cell office:value-type="float" office:value="2.80924">
            <text:p>2.81</text:p>
          </table:table-cell>
          <table:table-cell office:value-type="float" office:value="0.006133">
            <text:p>0.01</text:p>
          </table:table-cell>
          <table:table-cell table:number-columns-repeated="11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0.007536">
            <text:p>0.01</text:p>
          </table:table-cell>
          <table:table-cell office:value-type="float" office:value="3.00682">
            <text:p>3.01</text:p>
          </table:table-cell>
          <table:table-cell office:value-type="float" office:value="0.006171">
            <text:p>0.01</text:p>
          </table:table-cell>
          <table:table-cell table:number-columns-repeated="11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0.007554">
            <text:p>0.01</text:p>
          </table:table-cell>
          <table:table-cell office:value-type="float" office:value="3.19859">
            <text:p>3.2</text:p>
          </table:table-cell>
          <table:table-cell office:value-type="float" office:value="0.006372">
            <text:p>0.01</text:p>
          </table:table-cell>
          <table:table-cell table:number-columns-repeated="11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0.007981">
            <text:p>0.01</text:p>
          </table:table-cell>
          <table:table-cell office:value-type="float" office:value="3.40608">
            <text:p>3.41</text:p>
          </table:table-cell>
          <table:table-cell office:value-type="float" office:value="0.006621">
            <text:p>0.01</text:p>
          </table:table-cell>
          <table:table-cell table:number-columns-repeated="11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0.008084">
            <text:p>0.01</text:p>
          </table:table-cell>
          <table:table-cell office:value-type="float" office:value="3.60814">
            <text:p>3.61</text:p>
          </table:table-cell>
          <table:table-cell office:value-type="float" office:value="0.006877">
            <text:p>0.01</text:p>
          </table:table-cell>
          <table:table-cell table:number-columns-repeated="11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0.008385">
            <text:p>0.01</text:p>
          </table:table-cell>
          <table:table-cell office:value-type="float" office:value="3.82521">
            <text:p>3.83</text:p>
          </table:table-cell>
          <table:table-cell office:value-type="float" office:value="0.006964">
            <text:p>0.01</text:p>
          </table:table-cell>
          <table:table-cell table:number-columns-repeated="11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0.008606">
            <text:p>0.01</text:p>
          </table:table-cell>
          <table:table-cell office:value-type="float" office:value="4.05211">
            <text:p>4.05</text:p>
          </table:table-cell>
          <table:table-cell office:value-type="float" office:value="0.007495">
            <text:p>0.01</text:p>
          </table:table-cell>
          <table:table-cell table:number-columns-repeated="11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0.008907">
            <text:p>0.01</text:p>
          </table:table-cell>
          <table:table-cell office:value-type="float" office:value="4.27587">
            <text:p>4.28</text:p>
          </table:table-cell>
          <table:table-cell office:value-type="float" office:value="0.007592">
            <text:p>0.01</text:p>
          </table:table-cell>
          <table:table-cell table:number-columns-repeated="11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0.009137">
            <text:p>0.01</text:p>
          </table:table-cell>
          <table:table-cell office:value-type="float" office:value="4.51188">
            <text:p>4.51</text:p>
          </table:table-cell>
          <table:table-cell office:value-type="float" office:value="0.007708">
            <text:p>0.01</text:p>
          </table:table-cell>
          <table:table-cell table:number-columns-repeated="11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0.00937">
            <text:p>0.01</text:p>
          </table:table-cell>
          <table:table-cell office:value-type="float" office:value="4.75672">
            <text:p>4.76</text:p>
          </table:table-cell>
          <table:table-cell office:value-type="float" office:value="0.00779">
            <text:p>0.01</text:p>
          </table:table-cell>
          <table:table-cell table:number-columns-repeated="11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0.009583">
            <text:p>0.01</text:p>
          </table:table-cell>
          <table:table-cell office:value-type="float" office:value="4.99902">
            <text:p>5</text:p>
          </table:table-cell>
          <table:table-cell office:value-type="float" office:value="0.008872">
            <text:p>0.01</text:p>
          </table:table-cell>
          <table:table-cell table:number-columns-repeated="11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0.009988">
            <text:p>0.01</text:p>
          </table:table-cell>
          <table:table-cell office:value-type="float" office:value="5.25714">
            <text:p>5.26</text:p>
          </table:table-cell>
          <table:table-cell office:value-type="float" office:value="0.008923">
            <text:p>0.01</text:p>
          </table:table-cell>
          <table:table-cell table:number-columns-repeated="11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0.010336">
            <text:p>0.01</text:p>
          </table:table-cell>
          <table:table-cell office:value-type="float" office:value="5.52162">
            <text:p>5.52</text:p>
          </table:table-cell>
          <table:table-cell office:value-type="float" office:value="0.009126">
            <text:p>0.01</text:p>
          </table:table-cell>
          <table:table-cell table:number-columns-repeated="11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0.010475">
            <text:p>0.01</text:p>
          </table:table-cell>
          <table:table-cell office:value-type="float" office:value="5.7811">
            <text:p>5.78</text:p>
          </table:table-cell>
          <table:table-cell office:value-type="float" office:value="0.009143">
            <text:p>0.01</text:p>
          </table:table-cell>
          <table:table-cell table:number-columns-repeated="11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0.010753">
            <text:p>0.01</text:p>
          </table:table-cell>
          <table:table-cell office:value-type="float" office:value="6.0607">
            <text:p>6.06</text:p>
          </table:table-cell>
          <table:table-cell office:value-type="float" office:value="0.009236">
            <text:p>0.01</text:p>
          </table:table-cell>
          <table:table-cell table:number-columns-repeated="11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0.011101">
            <text:p>0.01</text:p>
          </table:table-cell>
          <table:table-cell office:value-type="float" office:value="6.33757">
            <text:p>6.34</text:p>
          </table:table-cell>
          <table:table-cell office:value-type="float" office:value="0.009327">
            <text:p>0.01</text:p>
          </table:table-cell>
          <table:table-cell table:number-columns-repeated="11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0.011465">
            <text:p>0.01</text:p>
          </table:table-cell>
          <table:table-cell office:value-type="float" office:value="6.61419">
            <text:p>6.61</text:p>
          </table:table-cell>
          <table:table-cell office:value-type="float" office:value="0.009441">
            <text:p>0.01</text:p>
          </table:table-cell>
          <table:table-cell table:number-columns-repeated="11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0.011618">
            <text:p>0.01</text:p>
          </table:table-cell>
          <table:table-cell office:value-type="float" office:value="6.91012">
            <text:p>6.91</text:p>
          </table:table-cell>
          <table:table-cell office:value-type="float" office:value="0.009603">
            <text:p>0.01</text:p>
          </table:table-cell>
          <table:table-cell table:number-columns-repeated="11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0.011912">
            <text:p>0.01</text:p>
          </table:table-cell>
          <table:table-cell office:value-type="float" office:value="7.20718">
            <text:p>7.21</text:p>
          </table:table-cell>
          <table:table-cell office:value-type="float" office:value="0.009627">
            <text:p>0.01</text:p>
          </table:table-cell>
          <table:table-cell table:number-columns-repeated="11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0.012221">
            <text:p>0.01</text:p>
          </table:table-cell>
          <table:table-cell office:value-type="float" office:value="7.50737">
            <text:p>7.51</text:p>
          </table:table-cell>
          <table:table-cell office:value-type="float" office:value="0.011733">
            <text:p>0.01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3">01/23/2008</text:date>, <text:time>18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onathan</dc:creator>
    <dc:date>2008-01-23T18:43:3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657cm" svg:height="20.34cm" chart:class="chart:scatter" chart:style-name="ch1">
        <chart:legend chart:legend-position="end" svg:x="19.757cm" svg:y="9.701cm" chart:style-name="ch2"/>
        <chart:plot-area chart:style-name="ch3" table:cell-range-address="Sheet1.A1:Sheet1.B51 Sheet1.D1:Sheet1.D51" chart:data-source-has-labels="row" svg:x="0.473cm" svg:y="0.406cm" svg:width="18.811cm" svg:height="19.1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7" chart:values-cell-range-address="Sheet1.D2:Sheet1.D51" chart:label-cell-address="Sheet1.D1:Sheet1.D1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-Recursive</text:p>
              </table:table-cell>
              <table:table-cell office:value-type="string">
                <text:p>MergeSort-Iterativ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034">
                <text:p>0.00034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0068">
                <text:p>0.00068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01087">
                <text:p>0.001087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00784">
                <text:p>0.000784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01013">
                <text:p>0.001013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0123">
                <text:p>0.00123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00145">
                <text:p>0.00145</text:p>
              </table:table-cell>
              <table:table-cell office:value-type="float" office:value="0.001284">
                <text:p>0.00128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001651">
                <text:p>0.001651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001886">
                <text:p>0.001886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002099">
                <text:p>0.002099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002352">
                <text:p>0.002352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0026">
                <text:p>0.0026</text:p>
              </table:table-cell>
              <table:table-cell office:value-type="float" office:value="0.002104">
                <text:p>0.00210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00282">
                <text:p>0.00282</text:p>
              </table:table-cell>
              <table:table-cell office:value-type="float" office:value="0.002629">
                <text:p>0.00262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2715">
                <text:p>0.00271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003286">
                <text:p>0.003286</text:p>
              </table:table-cell>
              <table:table-cell office:value-type="float" office:value="0.002782">
                <text:p>0.00278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087">
                <text:p>0.00308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0.004224">
                <text:p>0.004224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0.004449">
                <text:p>0.004449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0.004712">
                <text:p>0.004712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4296">
                <text:p>0.00429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0.005236">
                <text:p>0.005236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0.00549">
                <text:p>0.00549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0.005713">
                <text:p>0.005713</text:p>
              </table:table-cell>
              <table:table-cell office:value-type="float" office:value="0.005525">
                <text:p>0.00552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0.005987">
                <text:p>0.005987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0.006201">
                <text:p>0.006201</text:p>
              </table:table-cell>
              <table:table-cell office:value-type="float" office:value="0.005683">
                <text:p>0.00568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0.006459">
                <text:p>0.006459</text:p>
              </table:table-cell>
              <table:table-cell office:value-type="float" office:value="0.005801">
                <text:p>0.00580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0.006717">
                <text:p>0.006717</text:p>
              </table:table-cell>
              <table:table-cell office:value-type="float" office:value="0.005998">
                <text:p>0.00599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0.006912">
                <text:p>0.006912</text:p>
              </table:table-cell>
              <table:table-cell office:value-type="float" office:value="0.005965">
                <text:p>0.00596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0.007142">
                <text:p>0.007142</text:p>
              </table:table-cell>
              <table:table-cell office:value-type="float" office:value="0.006133">
                <text:p>0.00613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0.007536">
                <text:p>0.007536</text:p>
              </table:table-cell>
              <table:table-cell office:value-type="float" office:value="0.006171">
                <text:p>0.00617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0.007554">
                <text:p>0.007554</text:p>
              </table:table-cell>
              <table:table-cell office:value-type="float" office:value="0.006372">
                <text:p>0.00637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0.007981">
                <text:p>0.007981</text:p>
              </table:table-cell>
              <table:table-cell office:value-type="float" office:value="0.006621">
                <text:p>0.00662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0.008084">
                <text:p>0.008084</text:p>
              </table:table-cell>
              <table:table-cell office:value-type="float" office:value="0.006877">
                <text:p>0.00687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0.008385">
                <text:p>0.008385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0.008606">
                <text:p>0.008606</text:p>
              </table:table-cell>
              <table:table-cell office:value-type="float" office:value="0.007495">
                <text:p>0.007495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0.008907">
                <text:p>0.008907</text:p>
              </table:table-cell>
              <table:table-cell office:value-type="float" office:value="0.007592">
                <text:p>0.00759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0.009137">
                <text:p>0.009137</text:p>
              </table:table-cell>
              <table:table-cell office:value-type="float" office:value="0.007708">
                <text:p>0.007708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0.00937">
                <text:p>0.00937</text:p>
              </table:table-cell>
              <table:table-cell office:value-type="float" office:value="0.00779">
                <text:p>0.0077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0.009583">
                <text:p>0.009583</text:p>
              </table:table-cell>
              <table:table-cell office:value-type="float" office:value="0.008872">
                <text:p>0.00887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0.009988">
                <text:p>0.009988</text:p>
              </table:table-cell>
              <table:table-cell office:value-type="float" office:value="0.008923">
                <text:p>0.00892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0.010336">
                <text:p>0.010336</text:p>
              </table:table-cell>
              <table:table-cell office:value-type="float" office:value="0.009126">
                <text:p>0.00912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0.010475">
                <text:p>0.010475</text:p>
              </table:table-cell>
              <table:table-cell office:value-type="float" office:value="0.009143">
                <text:p>0.009143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0.010753">
                <text:p>0.010753</text:p>
              </table:table-cell>
              <table:table-cell office:value-type="float" office:value="0.009236">
                <text:p>0.00923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0.011101">
                <text:p>0.011101</text:p>
              </table:table-cell>
              <table:table-cell office:value-type="float" office:value="0.009327">
                <text:p>0.00932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0.011465">
                <text:p>0.011465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0.011618">
                <text:p>0.011618</text:p>
              </table:table-cell>
              <table:table-cell office:value-type="float" office:value="0.009603">
                <text:p>0.00960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0.011912">
                <text:p>0.011912</text:p>
              </table:table-cell>
              <table:table-cell office:value-type="float" office:value="0.009627">
                <text:p>0.00962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0.012221">
                <text:p>0.012221</text:p>
              </table:table-cell>
              <table:table-cell office:value-type="float" office:value="0.011733">
                <text:p>0.011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694cm" svg:height="17.808cm" chart:class="chart:scatter" chart:style-name="ch1">
        <chart:title svg:x="8.013cm" svg:y="0.357cm" chart:style-name="ch2">
          <text:p>Comparison of Sorting Algorithms</text:p>
        </chart:title>
        <chart:legend chart:legend-position="end" svg:x="18.814cm" svg:y="8.248cm" chart:style-name="ch3"/>
        <chart:plot-area chart:style-name="ch4" table:cell-range-address="Sheet1.A1:Sheet1.D51" chart:data-source-has-labels="row" svg:x="0.705cm" svg:y="1.216cm" svg:width="17.656cm" svg:height="15.724cm">
          <chart:axis chart:dimension="x" chart:name="primary-x" chart:style-name="ch5">
            <chart:title svg:x="8.681cm" svg:y="16.725cm" chart:style-name="ch6">
              <text:p>Number of Data</text:p>
            </chart:title>
          </chart:axis>
          <chart:axis chart:dimension="y" chart:name="primary-y" chart:style-name="ch5">
            <chart:title svg:x="0.454cm" svg:y="9.374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10" chart:values-cell-range-address="Sheet1.C2:Sheet1.C51" chart:label-cell-address="Sheet1.C1:Sheet1.C1" chart:class="chart:scatter">
            <chart:data-point chart:repeated="50"/>
          </chart:series>
          <chart:series chart:style-name="ch11" chart:values-cell-range-address="Sheet1.D2:Sheet1.D51" chart:label-cell-address="Sheet1.D1:Sheet1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-Recursive</text:p>
              </table:table-cell>
              <table:table-cell office:value-type="string">
                <text:p>SimpleSort</text:p>
              </table:table-cell>
              <table:table-cell office:value-type="string">
                <text:p>MergeSort-Iterativ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034">
                <text:p>0.00034</text:p>
              </table:table-cell>
              <table:table-cell office:value-type="float" office:value="0.0036">
                <text:p>0.0036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0068">
                <text:p>0.00068</text:p>
              </table:table-cell>
              <table:table-cell office:value-type="float" office:value="0.014729">
                <text:p>0.014729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01087">
                <text:p>0.001087</text:p>
              </table:table-cell>
              <table:table-cell office:value-type="float" office:value="0.020832">
                <text:p>0.020832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00784">
                <text:p>0.000784</text:p>
              </table:table-cell>
              <table:table-cell office:value-type="float" office:value="0.034857">
                <text:p>0.034857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01013">
                <text:p>0.001013</text:p>
              </table:table-cell>
              <table:table-cell office:value-type="float" office:value="0.056562">
                <text:p>0.056562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0123">
                <text:p>0.00123</text:p>
              </table:table-cell>
              <table:table-cell office:value-type="float" office:value="0.083112">
                <text:p>0.083112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00145">
                <text:p>0.00145</text:p>
              </table:table-cell>
              <table:table-cell office:value-type="float" office:value="0.116853">
                <text:p>0.116853</text:p>
              </table:table-cell>
              <table:table-cell office:value-type="float" office:value="0.001284">
                <text:p>0.00128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001651">
                <text:p>0.001651</text:p>
              </table:table-cell>
              <table:table-cell office:value-type="float" office:value="0.157703">
                <text:p>0.157703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001886">
                <text:p>0.001886</text:p>
              </table:table-cell>
              <table:table-cell office:value-type="float" office:value="0.201832">
                <text:p>0.201832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002099">
                <text:p>0.002099</text:p>
              </table:table-cell>
              <table:table-cell office:value-type="float" office:value="0.255479">
                <text:p>0.255479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002352">
                <text:p>0.002352</text:p>
              </table:table-cell>
              <table:table-cell office:value-type="float" office:value="0.313837">
                <text:p>0.313837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0026">
                <text:p>0.0026</text:p>
              </table:table-cell>
              <table:table-cell office:value-type="float" office:value="0.378683">
                <text:p>0.378683</text:p>
              </table:table-cell>
              <table:table-cell office:value-type="float" office:value="0.002104">
                <text:p>0.00210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00282">
                <text:p>0.00282</text:p>
              </table:table-cell>
              <table:table-cell office:value-type="float" office:value="0.449548">
                <text:p>0.449548</text:p>
              </table:table-cell>
              <table:table-cell office:value-type="float" office:value="0.002629">
                <text:p>0.00262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00307">
                <text:p>0.00307</text:p>
              </table:table-cell>
              <table:table-cell office:value-type="float" office:value="0.529648">
                <text:p>0.529648</text:p>
              </table:table-cell>
              <table:table-cell office:value-type="float" office:value="0.002715">
                <text:p>0.00271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003286">
                <text:p>0.003286</text:p>
              </table:table-cell>
              <table:table-cell office:value-type="float" office:value="0.609854">
                <text:p>0.609854</text:p>
              </table:table-cell>
              <table:table-cell office:value-type="float" office:value="0.002782">
                <text:p>0.00278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703455">
                <text:p>0.703455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003712">
                <text:p>0.003712</text:p>
              </table:table-cell>
              <table:table-cell office:value-type="float" office:value="0.799577">
                <text:p>0.799577</text:p>
              </table:table-cell>
              <table:table-cell office:value-type="float" office:value="0.003087">
                <text:p>0.00308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003965">
                <text:p>0.003965</text:p>
              </table:table-cell>
              <table:table-cell office:value-type="float" office:value="0.899216">
                <text:p>0.899216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0.004224">
                <text:p>0.004224</text:p>
              </table:table-cell>
              <table:table-cell office:value-type="float" office:value="1.01426">
                <text:p>1.01426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0.004449">
                <text:p>0.004449</text:p>
              </table:table-cell>
              <table:table-cell office:value-type="float" office:value="1.12706">
                <text:p>1.12706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0.004712">
                <text:p>0.004712</text:p>
              </table:table-cell>
              <table:table-cell office:value-type="float" office:value="1.25347">
                <text:p>1.25347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0.004972">
                <text:p>0.004972</text:p>
              </table:table-cell>
              <table:table-cell office:value-type="float" office:value="1.37597">
                <text:p>1.37597</text:p>
              </table:table-cell>
              <table:table-cell office:value-type="float" office:value="0.004296">
                <text:p>0.00429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0.005236">
                <text:p>0.005236</text:p>
              </table:table-cell>
              <table:table-cell office:value-type="float" office:value="1.51092">
                <text:p>1.51092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0.00549">
                <text:p>0.00549</text:p>
              </table:table-cell>
              <table:table-cell office:value-type="float" office:value="1.66145">
                <text:p>1.66145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0.005713">
                <text:p>0.005713</text:p>
              </table:table-cell>
              <table:table-cell office:value-type="float" office:value="1.80174">
                <text:p>1.80174</text:p>
              </table:table-cell>
              <table:table-cell office:value-type="float" office:value="0.005525">
                <text:p>0.00552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0.005987">
                <text:p>0.005987</text:p>
              </table:table-cell>
              <table:table-cell office:value-type="float" office:value="1.95335">
                <text:p>1.95335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0.006201">
                <text:p>0.006201</text:p>
              </table:table-cell>
              <table:table-cell office:value-type="float" office:value="2.11439">
                <text:p>2.11439</text:p>
              </table:table-cell>
              <table:table-cell office:value-type="float" office:value="0.005683">
                <text:p>0.00568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0.006459">
                <text:p>0.006459</text:p>
              </table:table-cell>
              <table:table-cell office:value-type="float" office:value="2.27869">
                <text:p>2.27869</text:p>
              </table:table-cell>
              <table:table-cell office:value-type="float" office:value="0.005801">
                <text:p>0.00580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0.006717">
                <text:p>0.006717</text:p>
              </table:table-cell>
              <table:table-cell office:value-type="float" office:value="2.45302">
                <text:p>2.45302</text:p>
              </table:table-cell>
              <table:table-cell office:value-type="float" office:value="0.005998">
                <text:p>0.00599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0.006912">
                <text:p>0.006912</text:p>
              </table:table-cell>
              <table:table-cell office:value-type="float" office:value="2.62175">
                <text:p>2.62175</text:p>
              </table:table-cell>
              <table:table-cell office:value-type="float" office:value="0.005965">
                <text:p>0.00596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0.007142">
                <text:p>0.007142</text:p>
              </table:table-cell>
              <table:table-cell office:value-type="float" office:value="2.80924">
                <text:p>2.80924</text:p>
              </table:table-cell>
              <table:table-cell office:value-type="float" office:value="0.006133">
                <text:p>0.00613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0.007536">
                <text:p>0.007536</text:p>
              </table:table-cell>
              <table:table-cell office:value-type="float" office:value="3.00682">
                <text:p>3.00682</text:p>
              </table:table-cell>
              <table:table-cell office:value-type="float" office:value="0.006171">
                <text:p>0.00617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0.007554">
                <text:p>0.007554</text:p>
              </table:table-cell>
              <table:table-cell office:value-type="float" office:value="3.19859">
                <text:p>3.19859</text:p>
              </table:table-cell>
              <table:table-cell office:value-type="float" office:value="0.006372">
                <text:p>0.00637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0.007981">
                <text:p>0.007981</text:p>
              </table:table-cell>
              <table:table-cell office:value-type="float" office:value="3.40608">
                <text:p>3.40608</text:p>
              </table:table-cell>
              <table:table-cell office:value-type="float" office:value="0.006621">
                <text:p>0.00662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0.008084">
                <text:p>0.008084</text:p>
              </table:table-cell>
              <table:table-cell office:value-type="float" office:value="3.60814">
                <text:p>3.60814</text:p>
              </table:table-cell>
              <table:table-cell office:value-type="float" office:value="0.006877">
                <text:p>0.00687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0.008385">
                <text:p>0.008385</text:p>
              </table:table-cell>
              <table:table-cell office:value-type="float" office:value="3.82521">
                <text:p>3.82521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0.008606">
                <text:p>0.008606</text:p>
              </table:table-cell>
              <table:table-cell office:value-type="float" office:value="4.05211">
                <text:p>4.05211</text:p>
              </table:table-cell>
              <table:table-cell office:value-type="float" office:value="0.007495">
                <text:p>0.007495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0.008907">
                <text:p>0.008907</text:p>
              </table:table-cell>
              <table:table-cell office:value-type="float" office:value="4.27587">
                <text:p>4.27587</text:p>
              </table:table-cell>
              <table:table-cell office:value-type="float" office:value="0.007592">
                <text:p>0.00759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0.009137">
                <text:p>0.009137</text:p>
              </table:table-cell>
              <table:table-cell office:value-type="float" office:value="4.51188">
                <text:p>4.51188</text:p>
              </table:table-cell>
              <table:table-cell office:value-type="float" office:value="0.007708">
                <text:p>0.007708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0.00937">
                <text:p>0.00937</text:p>
              </table:table-cell>
              <table:table-cell office:value-type="float" office:value="4.75672">
                <text:p>4.75672</text:p>
              </table:table-cell>
              <table:table-cell office:value-type="float" office:value="0.00779">
                <text:p>0.0077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0.009583">
                <text:p>0.009583</text:p>
              </table:table-cell>
              <table:table-cell office:value-type="float" office:value="4.99902">
                <text:p>4.99902</text:p>
              </table:table-cell>
              <table:table-cell office:value-type="float" office:value="0.008872">
                <text:p>0.00887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0.009988">
                <text:p>0.009988</text:p>
              </table:table-cell>
              <table:table-cell office:value-type="float" office:value="5.25714">
                <text:p>5.25714</text:p>
              </table:table-cell>
              <table:table-cell office:value-type="float" office:value="0.008923">
                <text:p>0.00892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0.010336">
                <text:p>0.010336</text:p>
              </table:table-cell>
              <table:table-cell office:value-type="float" office:value="5.52162">
                <text:p>5.52162</text:p>
              </table:table-cell>
              <table:table-cell office:value-type="float" office:value="0.009126">
                <text:p>0.00912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0.010475">
                <text:p>0.010475</text:p>
              </table:table-cell>
              <table:table-cell office:value-type="float" office:value="5.7811">
                <text:p>5.7811</text:p>
              </table:table-cell>
              <table:table-cell office:value-type="float" office:value="0.009143">
                <text:p>0.009143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0.010753">
                <text:p>0.010753</text:p>
              </table:table-cell>
              <table:table-cell office:value-type="float" office:value="6.0607">
                <text:p>6.0607</text:p>
              </table:table-cell>
              <table:table-cell office:value-type="float" office:value="0.009236">
                <text:p>0.00923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0.011101">
                <text:p>0.011101</text:p>
              </table:table-cell>
              <table:table-cell office:value-type="float" office:value="6.33757">
                <text:p>6.33757</text:p>
              </table:table-cell>
              <table:table-cell office:value-type="float" office:value="0.009327">
                <text:p>0.00932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0.011465">
                <text:p>0.011465</text:p>
              </table:table-cell>
              <table:table-cell office:value-type="float" office:value="6.61419">
                <text:p>6.61419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0.011618">
                <text:p>0.011618</text:p>
              </table:table-cell>
              <table:table-cell office:value-type="float" office:value="6.91012">
                <text:p>6.91012</text:p>
              </table:table-cell>
              <table:table-cell office:value-type="float" office:value="0.009603">
                <text:p>0.00960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0.011912">
                <text:p>0.011912</text:p>
              </table:table-cell>
              <table:table-cell office:value-type="float" office:value="7.20718">
                <text:p>7.20718</text:p>
              </table:table-cell>
              <table:table-cell office:value-type="float" office:value="0.009627">
                <text:p>0.00962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0.012221">
                <text:p>0.012221</text:p>
              </table:table-cell>
              <table:table-cell office:value-type="float" office:value="7.50737">
                <text:p>7.50737</text:p>
              </table:table-cell>
              <table:table-cell office:value-type="float" office:value="0.011733">
                <text:p>0.011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